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  <style:text-properties fo:font-size="24pt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text-properties fo:font-size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.17cm" svg:y1="0.545cm" svg:x2="2.2cm" svg:y2="1.4cm">
          <text:p/>
        </draw:line>
        <draw:line draw:style-name="gr1" draw:text-style-name="P1" draw:layer="layout" svg:x1="0.9cm" svg:y1="0.6cm" svg:x2="0.3cm" svg:y2="1.5cm">
          <text:p/>
        </draw:line>
        <draw:frame draw:style-name="gr2" draw:text-style-name="P3" draw:layer="layout" svg:width="0.739cm" svg:height="1.195cm" svg:x="0.7cm" svg:y="-0.1cm">
          <draw:text-box>
            <text:p text:style-name="P2">:</text:p>
          </draw:text-box>
        </draw:frame>
        <draw:frame draw:style-name="gr2" draw:text-style-name="P3" draw:layer="layout" svg:width="0.739cm" svg:height="1.195cm" svg:x="2cm" svg:y="0.9cm">
          <draw:text-box>
            <text:p text:style-name="P2">:</text:p>
          </draw:text-box>
        </draw:frame>
        <draw:line draw:style-name="gr1" draw:text-style-name="P1" draw:layer="layout" svg:x1="2.47cm" svg:y1="1.546cm" svg:x2="3.5cm" svg:y2="2.401cm">
          <text:p/>
        </draw:line>
        <draw:line draw:style-name="gr1" draw:text-style-name="P1" draw:layer="layout" svg:x1="3.87cm" svg:y1="2.647cm" svg:x2="4.9cm" svg:y2="3.502cm">
          <text:p/>
        </draw:line>
        <draw:line draw:style-name="gr1" draw:text-style-name="P1" draw:layer="layout" svg:x1="5.2cm" svg:y1="3.8cm" svg:x2="6.1cm" svg:y2="4.503cm">
          <text:p/>
        </draw:line>
        <draw:line draw:style-name="gr1" draw:text-style-name="P1" draw:layer="layout" svg:x1="6.37cm" svg:y1="4.749cm" svg:x2="7.4cm" svg:y2="5.604cm">
          <text:p/>
        </draw:line>
        <draw:frame draw:style-name="gr2" draw:text-style-name="P3" draw:layer="layout" svg:width="0.739cm" svg:height="1.195cm" svg:x="3.4cm" svg:y="1.9cm">
          <draw:text-box>
            <text:p text:style-name="P2">:</text:p>
          </draw:text-box>
        </draw:frame>
        <draw:frame draw:style-name="gr2" draw:text-style-name="P3" draw:layer="layout" svg:width="0.739cm" svg:height="1.195cm" svg:x="4.7cm" svg:y="3cm">
          <draw:text-box>
            <text:p text:style-name="P2">:</text:p>
          </draw:text-box>
        </draw:frame>
        <draw:frame draw:style-name="gr2" draw:text-style-name="P3" draw:layer="layout" svg:width="0.739cm" svg:height="1.195cm" svg:x="5.9cm" svg:y="4cm">
          <draw:text-box>
            <text:p text:style-name="P2">:</text:p>
          </draw:text-box>
        </draw:frame>
        <draw:line draw:style-name="gr1" draw:text-style-name="P1" draw:layer="layout" svg:x1="2.2cm" svg:y1="1.6cm" svg:x2="1.6cm" svg:y2="2.5cm">
          <text:p/>
        </draw:line>
        <draw:line draw:style-name="gr1" draw:text-style-name="P1" draw:layer="layout" svg:x1="3.6cm" svg:y1="2.6cm" svg:x2="3cm" svg:y2="3.5cm">
          <text:p/>
        </draw:line>
        <draw:line draw:style-name="gr1" draw:text-style-name="P1" draw:layer="layout" svg:x1="4.9cm" svg:y1="3.7cm" svg:x2="4.3cm" svg:y2="4.6cm">
          <text:p/>
        </draw:line>
        <draw:line draw:style-name="gr1" draw:text-style-name="P1" draw:layer="layout" svg:x1="6.1cm" svg:y1="4.7cm" svg:x2="5.5cm" svg:y2="5.6cm">
          <text:p/>
        </draw:line>
        <draw:frame draw:style-name="gr3" draw:text-style-name="P4" draw:layer="layout" svg:width="1.035cm" svg:height="0.962cm" svg:x="7cm" svg:y="5.5cm">
          <draw:text-box>
            <text:p>[ ]</text:p>
          </draw:text-box>
        </draw:frame>
        <draw:frame draw:style-name="gr3" draw:text-style-name="P5" draw:layer="layout" svg:width="0.777cm" svg:height="0.806cm" svg:x="-0.077cm" svg:y="1.3cm">
          <draw:text-box>
            <text:p><text:span text:style-name="T1">p</text:span></text:p>
          </draw:text-box>
        </draw:frame>
        <draw:frame draw:style-name="gr3" draw:text-style-name="P5" draw:layer="layout" svg:width="0.612cm" svg:height="0.806cm" svg:x="1.124cm" svg:y="2.4cm">
          <draw:text-box>
            <text:p><text:span text:style-name="T1">i</text:span></text:p>
          </draw:text-box>
        </draw:frame>
        <draw:frame draw:style-name="gr3" draw:text-style-name="P5" draw:layer="layout" svg:width="0.777cm" svg:height="0.806cm" svg:x="-0.076cm" svg:y="1.3cm">
          <draw:text-box>
            <text:p><text:span text:style-name="T1">p</text:span></text:p>
          </draw:text-box>
        </draw:frame>
        <draw:frame draw:style-name="gr3" draw:text-style-name="P5" draw:layer="layout" svg:width="0.777cm" svg:height="0.806cm" svg:x="-0.076cm" svg:y="1.3cm">
          <draw:text-box>
            <text:p><text:span text:style-name="T1">p</text:span></text:p>
          </draw:text-box>
        </draw:frame>
        <draw:frame draw:style-name="gr3" draw:text-style-name="P5" draw:layer="layout" svg:width="0.752cm" svg:height="0.806cm" svg:x="2.524cm" svg:y="3.4cm">
          <draw:text-box>
            <text:p><text:span text:style-name="T1">c</text:span></text:p>
          </draw:text-box>
        </draw:frame>
        <draw:frame draw:style-name="gr3" draw:text-style-name="P5" draw:layer="layout" svg:width="0.612cm" svg:height="0.806cm" svg:x="1.124cm" svg:y="2.4cm">
          <draw:text-box>
            <text:p><text:span text:style-name="T1">i</text:span></text:p>
          </draw:text-box>
        </draw:frame>
        <draw:frame draw:style-name="gr3" draw:text-style-name="P5" draw:layer="layout" svg:width="0.777cm" svg:height="0.806cm" svg:x="3.924cm" svg:y="4.5cm">
          <draw:text-box>
            <text:p><text:span text:style-name="T1">a</text:span></text:p>
          </draw:text-box>
        </draw:frame>
        <draw:frame draw:style-name="gr3" draw:text-style-name="P5" draw:layer="layout" svg:width="0.642cm" svg:height="0.806cm" svg:x="5.125cm" svg:y="5.5cm">
          <draw:text-box>
            <text:p><text:span text:style-name="T1">t</text:span></text:p>
          </draw:text-box>
        </draw:frame>
        <draw:frame draw:style-name="gr3" draw:text-style-name="P7" draw:layer="layout" svg:width="4.447cm" svg:height="1.673cm" svg:x="3.4cm" svg:y="0.1cm">
          <draw:text-box>
            <text:p text:style-name="P6"><text:span text:style-name="T2"><text:s text:c="4"/></text:span><text:span text:style-name="T2">Lista = [p,i,c,a,t] = </text:span></text:p>
            <text:p text:style-name="P6"><text:span text:style-name="T3"><text:s text:c="4"/></text:span><text:span text:style-name="T3">[p:[i,c,a,t]] = … =</text:span></text:p>
            <text:p text:style-name="P6"><text:span text:style-name="T3"><text:s text:c="4"/></text:span><text:span text:style-name="T3">= [p,i,c,a,t : [ ] 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12:09:13.428451045</meta:creation-date>
    <dc:date>2019-04-21T15:40:07.072007783</dc:date>
    <meta:editing-duration>PT30M40S</meta:editing-duration>
    <meta:editing-cycles>6</meta:editing-cycles>
    <meta:generator>LibreOffice/6.1.5.2$Linux_X86_64 LibreOffice_project/10$Build-2</meta:generator>
    <meta:document-statistic meta:object-count="25"/>
  </office:meta>
</office:document-meta>
</file>